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a41" officeooo:paragraph-rsid="0012a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from lesson</text:p>
      <text:p text:style-name="P1">----------------------</text:p>
      <text:p text:style-name="P1">MSFT: Exp ret = 0.024611, Risk = 0.058040</text:p>
      <text:p text:style-name="P1">V: Exp ret = 0.018237, Risk = 0.042807</text:p>
      <text:p text:style-name="P1">WMT: Exp ret = 0.009066, Risk = 0.044461</text:p>
      <text:p text:style-name="P1">----------------------</text:p>
      <text:p text:style-name="P1">Optimal portfolio</text:p>
      <text:p text:style-name="P1">----------------------</text:p>
      <text:p text:style-name="P1">x[MSFT] = 0.582818</text:p>
      <text:p text:style-name="P1">x[V] = 0.204324</text:p>
      <text:p text:style-name="P1">x[WMT] = 0.212858</text:p>
      <text:p text:style-name="P1">----------------------</text:p>
      <text:p text:style-name="P1">Exp ret = 0.020000</text:p>
      <text:p text:style-name="P1">risk <text:s text:c="3"/>= 0.038256</text:p>
      <text:p text:style-name="P1">----------------------</text:p>
      <text:p text:style-name="P1"/>
      <text:p text:style-name="P1"/>
      <text:p text:style-name="P1"/>
      <text:p text:style-name="P1"/>
      <text:p text:style-name="P1">New data 2016-18</text:p>
      <text:p text:style-name="P1">----------------------</text:p>
      <text:p text:style-name="P1">MSFT: Exp ret = 0.029252, Risk = 0.036801</text:p>
      <text:p text:style-name="P1">V: Exp ret = 0.025350, Risk = 0.034881</text:p>
      <text:p text:style-name="P1">WMT: Exp ret = 0.014360, Risk = 0.061106</text:p>
      <text:p text:style-name="P1">----------------------</text:p>
      <text:p text:style-name="P1">Optimal portfolio</text:p>
      <text:p text:style-name="P1">----------------------</text:p>
      <text:p text:style-name="P1">x[MSFT] = 0.430991</text:p>
      <text:p text:style-name="P1">x[V] = 0.552723</text:p>
      <text:p text:style-name="P1">x[WMT] = 0.016286</text:p>
      <text:p text:style-name="P1">----------------------</text:p>
      <text:p text:style-name="P1">Exp ret = 0.026853</text:p>
      <text:p text:style-name="P1">risk <text:s text:c="3"/>= 0.031653</text:p>
      <text:p text:style-name="P1">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22:32:16.796329414</meta:creation-date>
    <dc:date>2018-08-29T22:33:44.876880398</dc:date>
    <meta:editing-duration>PT1M28S</meta:editing-duration>
    <meta:editing-cycles>1</meta:editing-cycles>
    <meta:document-statistic meta:table-count="0" meta:image-count="0" meta:object-count="0" meta:page-count="1" meta:paragraph-count="30" meta:word-count="100" meta:character-count="696" meta:non-whitespace-character-count="620"/>
    <meta:generator>LibreOffice/5.1.6.2$Linux_X86_64 LibreOffice_project/10m0$Build-2</meta:generator>
  </office:meta>
</office:document-meta>
</file>